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inBeanEmitter.getInterfaces( Class [ ]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BeanEmitter.MixinBeanEmitter( ClassVisitor v , String className , Class [ ] 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BeanEmitter.getMethods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